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00b34e4" officeooo:paragraph-rsid="000b34e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1)命令行打开ｍｐｓ、ｏｆｆｉｃｅ等文件：</text:p>
      <text:p text:style-name="P1">方法１：ｘｄｇ-open filename</text:p>
      <text:p text:style-name="P1">方法２：ｌｉｂｒｅｏｆｆｉｃｅ filename</text:p>
      <text:p text:style-name="P1"><text:s text:c="6"/>打开ｐｄｆ：ｅｖｉｎｃｅ file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2-25T09:01:11.845075405</dc:date>
    <meta:editing-duration>PT3M11S</meta:editing-duration>
    <meta:editing-cycles>1</meta:editing-cycles>
    <meta:document-statistic meta:table-count="0" meta:image-count="0" meta:object-count="0" meta:page-count="1" meta:paragraph-count="4" meta:word-count="58" meta:character-count="94" meta:non-whitespace-character-count="85"/>
    <meta:generator>LibreOffice/6.0.7.3$Linux_X86_64 LibreOffice_project/00m0$Build-3</meta:generator>
  </office:meta>
</office:document-meta>
</file>